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643ac" officeooo:paragraph-rsid="003643ac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Droid Sans Mono" officeooo:rsid="00412371" officeooo:paragraph-rsid="00412371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412371" officeooo:paragraph-rsid="00412371"/>
    </style:style>
    <style:style style:name="P5" style:family="paragraph" style:parent-style-name="Text_20_body">
      <style:paragraph-properties fo:text-align="start" style:justify-single-word="false"/>
      <style:text-properties style:font-name="Open Sans1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Open Sans1" officeooo:paragraph-rsid="002a8d2f"/>
    </style:style>
    <style:style style:name="P7" style:family="paragraph" style:parent-style-name="Text_20_body">
      <style:paragraph-properties fo:text-align="start" style:justify-single-word="false"/>
      <style:text-properties style:font-name="Open Sans1" fo:font-style="normal" fo:font-weight="normal" officeooo:rsid="001d934b" officeooo:paragraph-rsid="003d0455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358a91" officeooo:paragraph-rsid="003d232e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Open Sans1" officeooo:rsid="00358a91" officeooo:paragraph-rsid="003856a5"/>
    </style:style>
    <style:style style:name="P10" style:family="paragraph" style:parent-style-name="Title" style:master-page-name="Standard">
      <style:paragraph-properties fo:text-align="start" style:justify-single-word="false" style:page-number="auto"/>
      <style:text-properties style:font-name="Open Sans1" fo:font-weight="bold" officeooo:rsid="003d232e" officeooo:paragraph-rsid="003d232e" style:font-weight-asian="bold" style:font-weight-complex="bold"/>
    </style:style>
    <style:style style:name="P11" style:family="paragraph" style:parent-style-name="Heading_20_1">
      <style:paragraph-properties fo:text-align="start" style:justify-single-word="false"/>
      <style:text-properties style:font-name="Open Sans1" officeooo:paragraph-rsid="0019cd0a"/>
    </style:style>
    <style:style style:name="P12" style:family="paragraph" style:parent-style-name="Heading_20_1" style:master-page-name="">
      <style:paragraph-properties fo:text-align="start" style:justify-single-word="false" style:page-number="auto"/>
      <style:text-properties style:font-name="Open Sans1" officeooo:paragraph-rsid="0019cd0a"/>
    </style:style>
    <style:style style:name="P13" style:family="paragraph" style:parent-style-name="Heading_20_2">
      <style:paragraph-properties fo:text-align="start" style:justify-single-word="false"/>
      <style:text-properties style:font-name="Open Sans1" officeooo:paragraph-rsid="0019cd0a"/>
    </style:style>
    <style:style style:name="T1" style:family="text">
      <style:text-properties style:font-name="Open Sans1" officeooo:rsid="003d0455"/>
    </style:style>
    <style:style style:name="T2" style:family="text">
      <style:text-properties style:font-name="Open Sans1" officeooo:rsid="003d232e"/>
    </style:style>
    <style:style style:name="T3" style:family="text">
      <style:text-properties style:font-name="Open Sans1" fo:font-weight="bold" officeooo:rsid="003d232e" style:font-weight-asian="bold" style:font-weight-complex="bold"/>
    </style:style>
    <style:style style:name="T4" style:family="text">
      <style:text-properties officeooo:rsid="002a8d2f"/>
    </style:style>
    <style:style style:name="T5" style:family="text">
      <style:text-properties fo:font-weight="bold" officeooo:rsid="003d232e" style:font-weight-asian="bold" style:font-weight-complex="bold"/>
    </style:style>
    <style:style style:name="T6" style:family="text">
      <style:text-properties fo:font-weight="bold" officeooo:rsid="002a8d2f" style:font-weight-asian="bold" style:font-weight-complex="bold"/>
    </style:style>
    <style:style style:name="T7" style:family="text">
      <style:text-properties officeooo:rsid="003856a5"/>
    </style:style>
    <style:style style:name="T8" style:family="text">
      <style:text-properties officeooo:rsid="003d232e"/>
    </style:style>
    <style:style style:name="T9" style:family="text">
      <style:text-properties style:font-name="Open Sans" officeooo:rsid="003d232e" style:font-name-asian="Open Sans" style:font-name-complex="Open Sans"/>
    </style:style>
    <style:style style:name="T10" style:family="text">
      <style:text-properties officeooo:rsid="003de14f"/>
    </style:style>
    <style:style style:name="T11" style:family="text">
      <style:text-properties officeooo:rsid="003fc9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hortest Path <text:span text:style-name="T10">with Negative Edge</text:span></text:p>
      <text:p text:style-name="P5">Time limit: 1 sec</text:p>
      <text:p text:style-name="P7"><text:tab/><text:span text:style-name="T8">Given a directed graph G and a starting vertex </text:span><text:span text:style-name="T5">s</text:span><text:span text:style-name="T8">, your task is to calculate a shortest distance from </text:span><text:span text:style-name="T5">s</text:span><text:span text:style-name="T8"> to every vertices. The graph has </text:span><text:span text:style-name="T5">N</text:span><text:span text:style-name="T8"> vertices, numbered from 0 to </text:span><text:span text:style-name="T5">N</text:span><text:span text:style-name="T8">-1. There are </text:span><text:span text:style-name="T5">E</text:span><text:span text:style-name="T8"> weighted directed edges with possibly negative weight.</text:span></text:p>
      <text:p text:style-name="P7"><text:tab/><text:span text:style-name="T11">Since a negative edge is possible, the graph might contain a negative cycle. Your program should be able to detect this case as well.</text:span></text:p>
      <text:h text:style-name="P11" text:outline-level="1">Input</text:h>
      <text:list xml:id="list688743539951934481" text:style-name="L1">
        <text:list-item>
          <text:p text:style-name="P8"><text:span text:style-name="T1">The first line of input contains </text:span><text:span text:style-name="T2">three integers </text:span><text:span text:style-name="T3">N</text:span><text:span text:style-name="T2">, </text:span><text:span text:style-name="T3">E</text:span><text:span text:style-name="T2"> and </text:span><text:span text:style-name="T3">s</text:span><text:span text:style-name="T2"> (1</text:span><text:span text:style-name="T1"> </text:span><text:span text:style-name="T9">≤ </text:span><text:span text:style-name="T1">N &lt;= 100; </text:span><text:span text:style-name="T2">0 </text:span><text:span text:style-name="T9">≤ s &lt; N</text:span><text:span text:style-name="T1">). </text:span></text:p>
        </text:list-item>
        <text:list-item>
          <text:p text:style-name="P9"><text:span text:style-name="T8">The next </text:span><text:span text:style-name="T5">E</text:span><text:span text:style-name="T8"> lines contains the edge. Each line has three integers </text:span><text:span text:style-name="T5">a</text:span><text:span text:style-name="T8">, </text:span><text:span text:style-name="T5">b</text:span><text:span text:style-name="T8"> and </text:span><text:span text:style-name="T5">c</text:span><text:span text:style-name="T8"> indicating that there is an edge from </text:span><text:span text:style-name="T5">a</text:span><text:span text:style-name="T8"> to </text:span><text:span text:style-name="T5">b</text:span><text:span text:style-name="T8"> with weight </text:span><text:span text:style-name="T5">c</text:span><text:span text:style-name="T8">. The weight is an integer between -1,000 and 1,000, inclusively.</text:span></text:p>
        </text:list-item>
      </text:list>
      <text:h text:style-name="P12" text:outline-level="1">Output</text:h>
      <text:p text:style-name="P6"><text:tab/><text:span text:style-name="T4">The output must contain exactly one line that contains </text:span><text:span text:style-name="T6">N</text:span><text:span text:style-name="T4"> integers. Each integer is the shortest distance from </text:span><text:span text:style-name="T6">s</text:span><text:span text:style-name="T4"> to each vertex, starting from the vertex 0 to vertex </text:span><text:span text:style-name="T6">N</text:span><text:span text:style-name="T4">-1. If the graph has negative cycle, the line should contain only one number, -1.</text:span></text:p>
      <text:h text:style-name="P11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Input</text:p>
          </table:table-cell>
          <table:table-cell table:style-name="Table1.A1" office:value-type="string">
            <text:p text:style-name="P1">Output</text:p>
          </table:table-cell>
        </table:table-row>
        <table:table-row table:style-name="Table1.1">
          <table:table-cell table:style-name="Table1.A1" office:value-type="string">
            <text:p text:style-name="P3">4 3 0</text:p>
            <text:p text:style-name="P3">0 1 -1</text:p>
            <text:p text:style-name="P3">1 2 1</text:p>
            <text:p text:style-name="P3">2 3 4</text:p>
          </table:table-cell>
          <table:table-cell table:style-name="Table1.A1" office:value-type="string">
            <text:p text:style-name="P4">0 -1 0 4</text:p>
          </table:table-cell>
        </table:table-row>
        <table:table-row table:style-name="Table1.1">
          <table:table-cell table:style-name="Table1.A3" office:value-type="string">
            <text:p text:style-name="P3">4 3 0</text:p>
            <text:p text:style-name="P3">1 2 -1</text:p>
            <text:p text:style-name="P3">2 3 -1</text:p>
            <text:p text:style-name="P3">3 1 -1</text:p>
          </table:table-cell>
          <table:table-cell table:style-name="Table1.A3" office:value-type="string">
            <text:p text:style-name="P2">-<text:span text:style-name="T7">1</text:span></text:p>
          </table:table-cell>
        </table:table-row>
      </table:table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Open Sans" svg:font-family="'Open Sans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1-17T23:54:48.736758007</dc:date>
    <meta:editing-duration>PT2H39M31S</meta:editing-duration>
    <meta:editing-cycles>37</meta:editing-cycles>
    <meta:print-date>2014-09-09T23:50:22.741847462</meta:print-date>
    <meta:document-statistic meta:table-count="1" meta:image-count="0" meta:object-count="0" meta:page-count="1" meta:paragraph-count="22" meta:word-count="217" meta:character-count="1041" meta:non-whitespace-character-count="843"/>
  </office:meta>
</office:document-meta>
</file>